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 style:master-page-name="">
      <style:table-properties style:width="17cm" style:page-number="auto" fo:break-before="auto" fo:break-after="auto" table:align="left" fo:keep-with-next="auto"/>
    </style:style>
    <style:style style:name="Tabla1.A" style:family="table-column">
      <style:table-column-properties style:column-width="5.689cm"/>
    </style:style>
    <style:style style:name="Tabla1.B" style:family="table-column">
      <style:table-column-properties style:column-width="7.165cm"/>
    </style:style>
    <style:style style:name="Tabla1.C" style:family="table-column">
      <style:table-column-properties style:column-width="4.147cm"/>
    </style:style>
    <style:style style:name="Tabla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Heading_20_3">
      <style:paragraph-properties fo:margin-left="0cm" fo:margin-right="0cm" fo:text-indent="0cm" style:auto-text-indent="false" fo:keep-with-next="auto"/>
      <style:text-properties loext:padding="0cm" loext:border="none"/>
    </style:style>
    <style:style style:name="P2" style:family="paragraph" style:parent-style-name="Heading_20_3">
      <style:text-properties loext:padding="0cm" loext:border="none"/>
    </style:style>
    <style:style style:name="P3" style:family="paragraph" style:parent-style-name="Heading_20_4">
      <style:paragraph-properties fo:margin-left="0cm" fo:margin-right="0cm" fo:text-indent="0cm" style:auto-text-indent="false" fo:keep-with-next="auto"/>
      <style:text-properties loext:padding="0cm" loext:border="none"/>
    </style:style>
    <style:style style:name="P4" style:family="paragraph" style:parent-style-name="Table_20_Contents">
      <style:paragraph-properties fo:margin-left="0cm" fo:margin-right="0cm" fo:text-indent="0cm" style:auto-text-indent="false" fo:keep-with-next="auto"/>
    </style:style>
    <style:style style:name="P5" style:family="paragraph" style:parent-style-name="Table_20_Contents">
      <style:paragraph-properties fo:margin-left="0cm" fo:margin-right="0cm" fo:text-indent="0cm" style:auto-text-indent="false" fo:keep-with-next="auto"/>
      <style:text-properties loext:padding="0cm" loext:border="none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12pt" officeooo:rsid="00003502" officeooo:paragraph-rsid="00003502" style:font-size-asian="12pt" style:font-size-complex="12pt"/>
    </style:style>
    <style:style style:name="P9" style:family="paragraph" style:parent-style-name="Table_20_Contents">
      <style:paragraph-properties fo:margin-left="0cm" fo:margin-right="0cm" fo:text-indent="0cm" style:auto-text-indent="false" fo:keep-with-next="auto"/>
      <style:text-properties officeooo:rsid="00003502" officeooo:paragraph-rsid="00003502" loext:padding="0cm" loext:border="none"/>
    </style:style>
    <style:style style:name="P10" style:family="paragraph" style:parent-style-name="Text_20_body">
      <style:paragraph-properties fo:margin-left="0cm" fo:margin-right="0cm" fo:text-indent="0cm" style:auto-text-indent="false" fo:keep-with-next="auto"/>
    </style:style>
    <style:style style:name="P11" style:family="paragraph" style:parent-style-name="Text_20_body" style:list-style-name="L1">
      <style:paragraph-properties fo:margin-left="0cm" fo:margin-right="0cm" fo:text-indent="0cm" style:auto-text-indent="false" fo:keep-with-next="auto"/>
    </style:style>
    <style:style style:name="T1" style:family="text">
      <style:text-properties loext:padding="0cm" loext:border="none"/>
    </style:style>
    <style:style style:name="T2" style:family="text">
      <style:text-properties officeooo:rsid="00003502"/>
    </style:style>
    <style:style style:name="T3" style:family="text">
      <style:text-properties officeooo:rsid="00003502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Guía de Práctica: Identificación de <text:span text:style-name="T2">manuales y zócalo</text:span> de Placas Base</text:h>
      <text:section text:style-name="Sect1" text:name="model-response-message-contentr_af875c720c68505c">
        <text:h text:style-name="P3" text:outline-level="4">Objetivo del Ejercicio</text:h>
        <text:p text:style-name="P10">El objetivo de esta práctica es que el alumno adquiera la capacidad de identificar y clasificar los componentes principales de una placa base, con especial atención al <text:span text:style-name="T1">zócalo de la CPU</text:span>. Esta actividad fomenta el reconocimiento visual y la comprensión de la función de cada elemento.</text:p>
        <text:p text:style-name="Horizontal_20_Line"/>
        <text:h text:style-name="P1" text:outline-level="3">Instrucciones para la Identificación</text:h>
        <text:list text:style-name="L1">
          <text:list-item>
            <text:p text:style-name="P11"><text:span text:style-name="T1">Recepción y Manejo del Hardware:</text:span> Se le proporcionará una o varias placas base. Manéjelas con cuidado, sujetándolas por los bordes para evitar el contacto con los componentes y circuitos. Colóquela sobre una superficie antiestática.</text:p>
          </text:list-item>
          <text:list-item>
            <text:p text:style-name="P11"><text:span text:style-name="T1">Identificación de la Placa Base:</text:span> El primer paso es determinar el fabricante y el modelo exacto de la placa. Esta información es crucial para obtener la documentación técnica.</text:p>
            <text:list>
              <text:list-item>
                <text:p text:style-name="P11"><text:span text:style-name="T1">¿Dónde buscar?</text:span> El nombre del fabricante (<text:span text:style-name="T1">ASUS, MSI, GIGABYTE, etc.</text:span>) y el modelo de la placa base (por ejemplo, <text:span text:style-name="T1">ROG STRIX Z690-F GAMING WIFI</text:span> o <text:span text:style-name="T1">GIGABYTE B550 AORUS ELITE</text:span>) están impresos directamente en la superficie de la placa, a menudo cerca del zócalo de la CPU o de las ranuras de memoria. Anote esta información con precisión.</text:p>
              </text:list-item>
            </text:list>
          </text:list-item>
          <text:list-item>
            <text:p text:style-name="P11"><text:span text:style-name="T1">Análisis del Zócalo de la CPU:</text:span> El zócalo es el punto de conexión entre el procesador y la placa base. Su tipo y diseño son determinantes para la compatibilidad con el procesador.</text:p>
            <text:list>
              <text:list-item>
                <text:p text:style-name="P11"><text:span text:style-name="T1">Localización:</text:span> El zócalo es el componente central y más grande de la placa base, generalmente cuadrado y con un sistema de retención para fijar la CPU. * <text:span text:style-name="T1">Identificación del Tipo:</text:span> Basándose en la documentación proporcionada, identifique si el zócalo es un <text:span text:style-name="T1">PGA (Pin Grid Array)</text:span> o un <text:span text:style-name="T1">LGA (Land Grid Array)</text:span>. La forma más sencilla de diferenciarlos es observando si los pines están en el zócalo (LGA) o si los orificios para los pines están en el zócalo (PGA).</text:p>
              </text:list-item>
              <text:list-item>
                <text:p text:style-name="P11"><text:span text:style-name="T1">Especificación del Modelo:</text:span> Identifique el modelo exacto del zócalo. Para placas base Intel, esto podría ser <text:span text:style-name="T1">LGA 1700</text:span> o <text:span text:style-name="T1">LGA 1851</text:span>. Para AMD, podría ser <text:span text:style-name="T1">AM4 (PGA 1331)</text:span> o <text:span text:style-name="T1">AM5 (LGA 1718)</text:span>. Esta información a menudo se encuentra impresa cerca del zócalo o en las especificaciones del fabricante.</text:p>
              </text:list-item>
            </text:list>
          </text:list-item>
          <text:list-item>
            <text:p text:style-name="P11"><text:span text:style-name="T3">Localización del manual</text:span><text:span text:style-name="T1">:</text:span> Proceda a identificar l<text:span text:style-name="T2">a placa y trate de localizar el manual en la internet. En caso contrario, cualquier información relevante sobre la placa</text:span></text:p>
          </text:list-item>
        </text:list>
        <text:p text:style-name="Horizontal_20_Line"/>
        <text:h text:style-name="P1" text:outline-level="3">Tabla de Documentación de Componentes</text:h>
        <text:p text:style-name="P10">Complete la siguiente tabla con la información de la placa base que ha analizado.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>
              <table:table-cell table:style-name="Tabla1.A1" office:value-type="string">
                <text:p text:style-name="P4">Componente Identificado</text:p>
              </table:table-cell>
              <table:table-cell table:style-name="Tabla1.A1" office:value-type="string">
                <text:p text:style-name="P4">Tipo (si aplica)</text:p>
              </table:table-cell>
              <table:table-cell table:style-name="Tabla1.A1" office:value-type="string">
                <text:p text:style-name="P4">Ubicación en la Placa Base</text:p>
              </table:table-cell>
            </table:table-row>
          </table:table-header-rows>
          <table:table-row>
            <table:table-cell table:style-name="Tabla1.A1" office:value-type="string">
              <text:p text:style-name="P5">Placa Base (Fabricante y Modelo)</text:p>
            </table:table-cell>
            <table:table-cell table:style-name="Tabla1.A1" office:value-type="string">
              <text:p text:style-name="P7"/>
            </table:table-cell>
            <table:table-cell table:style-name="Tabla1.A1" office:value-type="string">
              <text:p text:style-name="P7"/>
            </table:table-cell>
          </table:table-row>
          <text:soft-page-break/>
          <table:table-row>
            <table:table-cell table:style-name="Tabla1.A1" office:value-type="string">
              <text:p text:style-name="P5">Zócalo de la CPU</text:p>
            </table:table-cell>
            <table:table-cell table:style-name="Tabla1.A1" office:value-type="string">
              <text:p text:style-name="P4">PGA o LGA, y modelo específico (ej., LGA 1700)</text:p>
            </table:table-cell>
            <table:table-cell table:style-name="Tabla1.A1" office:value-type="string">
              <text:p text:style-name="P7"/>
            </table:table-cell>
          </table:table-row>
          <table:table-row>
            <table:table-cell table:style-name="Tabla1.A1" table:number-columns-spanned="3" office:value-type="string">
              <text:p text:style-name="P5"/>
            </table:table-cell>
            <table:covered-table-cell/>
            <table:covered-table-cell/>
          </table:table-row>
          <table:table-row>
            <table:table-cell table:style-name="Tabla1.A1" office:value-type="string">
              <text:p text:style-name="P8">Manual fabricante [sí/no]</text:p>
            </table:table-cell>
            <table:table-cell table:style-name="Tabla1.A1" office:value-type="string">
              <text:p text:style-name="P9">URL</text:p>
            </table:table-cell>
            <table:table-cell table:style-name="Tabla1.A1" office:value-type="string">
              <text:p text:style-name="P7"/>
            </table:table-cell>
          </table:table-row>
          <table:table-row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7"/>
            </table:table-cell>
          </table:table-row>
        </table:table>
        <text:p text:style-name="Text_20_body"/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21:35:52.982535236</meta:creation-date>
    <dc:date>2025-09-08T21:41:32.973322418</dc:date>
    <meta:editing-duration>PT5M40S</meta:editing-duration>
    <meta:editing-cycles>1</meta:editing-cycles>
    <meta:document-statistic meta:table-count="1" meta:image-count="0" meta:object-count="0" meta:page-count="2" meta:paragraph-count="21" meta:word-count="426" meta:character-count="2546" meta:non-whitespace-character-count="2148"/>
    <meta:generator>LibreOffice/24.2.2.2$Linux_X86_64 LibreOffice_project/d56cc158d8a96260b836f100ef4b4ef25d6f1a01</meta:generator>
  </office:meta>
</office:document-meta>
</file>